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Concrete" svg:font-family="'CMU Concrete'" style:font-pitch="variable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8cm" svg:stroke-color="#000000" draw:marker-start-width="0.234cm" draw:marker-end-width="0.234cm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95cm" fo:min-width="1.111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75cm" fo:min-width="3.143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95cm" fo:min-width="1.467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95cm" fo:min-width="1.386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395cm" fo:min-width="1.132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75cm" fo:min-width="2.504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628cm" fo:min-width="0.629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628cm" fo:min-width="0.942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942cm" fo:padding-top="0cm" fo:padding-bottom="0cm" fo:padding-left="0cm" fo:padding-right="0cm"/>
    </style:style>
    <style:style style:name="gr1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2cm" fo:min-width="0.629cm" fo:padding-top="0cm" fo:padding-bottom="0cm" fo:padding-left="0cm" fo:padding-right="0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  <style:text-properties style:font-name="CMU Serif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T1" style:family="text">
      <style:text-properties fo:color="#000000" fo:font-size="10pt" style:font-size-asian="10pt" style:font-name-complex="Liberation Sans1" style:font-size-complex="10pt"/>
    </style:style>
    <style:style style:name="T2" style:family="text">
      <style:text-properties fo:color="#000000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5.182cm" svg:y="4.136cm" svg:viewBox="0 0 1603 1602" draw:points="0,1602 1603,1602 1603,0 0,0">
          <text:p/>
        </draw:polygon>
        <draw:polygon draw:style-name="gr2" draw:text-style-name="P2" draw:layer="layout" svg:width="1.602cm" svg:height="1.601cm" svg:x="6.78cm" svg:y="4.136cm" svg:viewBox="0 0 1603 1602" draw:points="0,1602 1603,1602 1603,0 0,0">
          <text:p/>
        </draw:polygon>
        <draw:polygon draw:style-name="gr1" draw:text-style-name="P1" draw:layer="layout" svg:width="1.602cm" svg:height="1.601cm" svg:x="12.756cm" svg:y="4.271cm" svg:viewBox="0 0 1603 1602" draw:points="0,1602 1603,1602 1603,0 0,0">
          <text:p/>
        </draw:polygon>
        <draw:polygon draw:style-name="gr2" draw:text-style-name="P2" draw:layer="layout" svg:width="3.2cm" svg:height="1.601cm" svg:x="14.354cm" svg:y="4.271cm" svg:viewBox="0 0 3201 1602" draw:points="0,1602 3201,1602 3201,0 0,0">
          <text:p/>
        </draw:polygon>
        <draw:polygon draw:style-name="gr1" draw:text-style-name="P1" draw:layer="layout" svg:width="1.601cm" svg:height="1.601cm" svg:x="21.1cm" svg:y="4.009cm" svg:viewBox="0 0 1602 1602" draw:points="0,1602 1602,1602 1602,0 0,0">
          <text:p/>
        </draw:polygon>
        <draw:polygon draw:style-name="gr2" draw:text-style-name="P2" draw:layer="layout" svg:width="4.798cm" svg:height="1.601cm" svg:x="22.698cm" svg:y="4.009cm" svg:viewBox="0 0 4799 1602" draw:points="0,1602 4799,1602 4799,0 0,0">
          <text:p/>
        </draw:polygon>
        <draw:polygon draw:style-name="gr2" draw:text-style-name="P2" draw:layer="layout" svg:width="1.602cm" svg:height="1.601cm" svg:x="5.182cm" svg:y="5.734cm" svg:viewBox="0 0 1603 1602" draw:points="0,1602 1603,1602 1603,0 0,0">
          <text:p/>
        </draw:polygon>
        <draw:polygon draw:style-name="gr1" draw:text-style-name="P1" draw:layer="layout" svg:width="1.602cm" svg:height="1.601cm" svg:x="6.78cm" svg:y="5.734cm" svg:viewBox="0 0 1603 1602" draw:points="0,1602 1603,1602 1603,0 0,0">
          <text:p/>
        </draw:polygon>
        <draw:polygon draw:style-name="gr2" draw:text-style-name="P2" draw:layer="layout" svg:width="1.602cm" svg:height="1.601cm" svg:x="12.756cm" svg:y="5.869cm" svg:viewBox="0 0 1603 1602" draw:points="0,1602 1603,1602 1603,0 0,0">
          <text:p/>
        </draw:polygon>
        <draw:polygon draw:style-name="gr3" draw:text-style-name="P1" draw:layer="layout" svg:width="1.602cm" svg:height="1.601cm" svg:x="14.354cm" svg:y="5.869cm" svg:viewBox="0 0 1603 1602" draw:points="0,1602 1603,1602 1603,0 0,0">
          <text:p/>
        </draw:polygon>
        <draw:polygon draw:style-name="gr2" draw:text-style-name="P2" draw:layer="layout" svg:width="1.602cm" svg:height="1.601cm" svg:x="15.952cm" svg:y="5.869cm" svg:viewBox="0 0 1603 1602" draw:points="0,1602 1603,1602 1603,0 0,0">
          <text:p/>
        </draw:polygon>
        <draw:polygon draw:style-name="gr2" draw:text-style-name="P2" draw:layer="layout" svg:width="1.601cm" svg:height="1.601cm" svg:x="21.1cm" svg:y="5.607cm" svg:viewBox="0 0 1602 1602" draw:points="0,1602 1602,1602 1602,0 0,0">
          <text:p/>
        </draw:polygon>
        <draw:polygon draw:style-name="gr3" draw:text-style-name="P1" draw:layer="layout" svg:width="1.601cm" svg:height="1.601cm" svg:x="22.698cm" svg:y="5.607cm" svg:viewBox="0 0 1602 1602" draw:points="0,1602 1602,1602 1602,0 0,0">
          <text:p/>
        </draw:polygon>
        <draw:polygon draw:style-name="gr2" draw:text-style-name="P2" draw:layer="layout" svg:width="3.2cm" svg:height="1.601cm" svg:x="24.299cm" svg:y="5.607cm" svg:viewBox="0 0 3201 1602" draw:points="0,1602 3201,1602 3201,0 0,0">
          <text:p/>
        </draw:polygon>
        <draw:polygon draw:style-name="gr2" draw:text-style-name="P2" draw:layer="layout" svg:width="3.2cm" svg:height="1.601cm" svg:x="12.756cm" svg:y="7.467cm" svg:viewBox="0 0 3201 1602" draw:points="0,1602 3201,1602 3201,0 0,0">
          <text:p/>
        </draw:polygon>
        <draw:polygon draw:style-name="gr1" draw:text-style-name="P1" draw:layer="layout" svg:width="1.602cm" svg:height="1.601cm" svg:x="15.952cm" svg:y="7.467cm" svg:viewBox="0 0 1603 1602" draw:points="0,1602 1603,1602 1603,0 0,0">
          <text:p/>
        </draw:polygon>
        <draw:polygon draw:style-name="gr2" draw:text-style-name="P2" draw:layer="layout" svg:width="3.199cm" svg:height="1.601cm" svg:x="21.1cm" svg:y="7.205cm" svg:viewBox="0 0 3200 1602" draw:points="0,1602 3200,1602 3200,0 0,0">
          <text:p/>
        </draw:polygon>
        <draw:polygon draw:style-name="gr3" draw:text-style-name="P1" draw:layer="layout" svg:width="1.602cm" svg:height="1.601cm" svg:x="24.299cm" svg:y="7.205cm" svg:viewBox="0 0 1603 1602" draw:points="0,1602 1603,1602 1603,0 0,0">
          <text:p/>
        </draw:polygon>
        <draw:polygon draw:style-name="gr2" draw:text-style-name="P2" draw:layer="layout" svg:width="1.601cm" svg:height="1.601cm" svg:x="25.898cm" svg:y="7.205cm" svg:viewBox="0 0 1602 1602" draw:points="0,1602 1602,1602 1602,0 0,0">
          <text:p/>
        </draw:polygon>
        <draw:polygon draw:style-name="gr2" draw:text-style-name="P2" draw:layer="layout" svg:width="4.798cm" svg:height="1.601cm" svg:x="21.1cm" svg:y="8.803cm" svg:viewBox="0 0 4799 1602" draw:points="0,1602 4799,1602 4799,0 0,0">
          <text:p/>
        </draw:polygon>
        <draw:polygon draw:style-name="gr1" draw:text-style-name="P1" draw:layer="layout" svg:width="1.601cm" svg:height="1.601cm" svg:x="25.898cm" svg:y="8.803cm" svg:viewBox="0 0 1602 1602" draw:points="0,1602 1602,1602 1602,0 0,0">
          <text:p/>
        </draw:polygon>
        <draw:line draw:style-name="gr4" draw:text-style-name="P3" draw:layer="layout" svg:x1="5.182cm" svg:y1="4.139cm" svg:x2="8.385cm" svg:y2="4.139cm">
          <text:p/>
        </draw:line>
        <draw:line draw:style-name="gr4" draw:text-style-name="P3" draw:layer="layout" svg:x1="12.756cm" svg:y1="4.274cm" svg:x2="17.557cm" svg:y2="4.274cm">
          <text:p/>
        </draw:line>
        <draw:line draw:style-name="gr4" draw:text-style-name="P3" draw:layer="layout" svg:x1="21.103cm" svg:y1="4.012cm" svg:x2="27.499cm" svg:y2="4.012cm">
          <text:p/>
        </draw:line>
        <draw:line draw:style-name="gr4" draw:text-style-name="P3" draw:layer="layout" svg:x1="5.182cm" svg:y1="5.737cm" svg:x2="8.385cm" svg:y2="5.737cm">
          <text:p/>
        </draw:line>
        <draw:line draw:style-name="gr4" draw:text-style-name="P3" draw:layer="layout" svg:x1="12.756cm" svg:y1="5.872cm" svg:x2="17.557cm" svg:y2="5.872cm">
          <text:p/>
        </draw:line>
        <draw:line draw:style-name="gr4" draw:text-style-name="P3" draw:layer="layout" svg:x1="21.103cm" svg:y1="5.61cm" svg:x2="27.499cm" svg:y2="5.61cm">
          <text:p/>
        </draw:line>
        <draw:line draw:style-name="gr4" draw:text-style-name="P3" draw:layer="layout" svg:x1="5.182cm" svg:y1="7.335cm" svg:x2="8.385cm" svg:y2="7.335cm">
          <text:p/>
        </draw:line>
        <draw:line draw:style-name="gr4" draw:text-style-name="P3" draw:layer="layout" svg:x1="12.756cm" svg:y1="7.47cm" svg:x2="17.557cm" svg:y2="7.47cm">
          <text:p/>
        </draw:line>
        <draw:line draw:style-name="gr4" draw:text-style-name="P3" draw:layer="layout" svg:x1="21.103cm" svg:y1="7.208cm" svg:x2="27.499cm" svg:y2="7.208cm">
          <text:p/>
        </draw:line>
        <draw:line draw:style-name="gr4" draw:text-style-name="P3" draw:layer="layout" svg:x1="12.756cm" svg:y1="9.072cm" svg:x2="17.557cm" svg:y2="9.072cm">
          <text:p/>
        </draw:line>
        <draw:line draw:style-name="gr4" draw:text-style-name="P3" draw:layer="layout" svg:x1="21.103cm" svg:y1="8.81cm" svg:x2="22.705cm" svg:y2="8.81cm">
          <text:p/>
        </draw:line>
        <draw:line draw:style-name="gr4" draw:text-style-name="P3" draw:layer="layout" svg:x1="21.103cm" svg:y1="10.408cm" svg:x2="22.705cm" svg:y2="10.408cm">
          <text:p/>
        </draw:line>
        <draw:line draw:style-name="gr4" draw:text-style-name="P3" draw:layer="layout" svg:x1="22.701cm" svg:y1="8.81cm" svg:x2="24.303cm" svg:y2="8.81cm">
          <text:p/>
        </draw:line>
        <draw:line draw:style-name="gr4" draw:text-style-name="P3" draw:layer="layout" svg:x1="22.701cm" svg:y1="10.408cm" svg:x2="24.303cm" svg:y2="10.408cm">
          <text:p/>
        </draw:line>
        <draw:line draw:style-name="gr4" draw:text-style-name="P3" draw:layer="layout" svg:x1="24.299cm" svg:y1="8.81cm" svg:x2="25.901cm" svg:y2="8.81cm">
          <text:p/>
        </draw:line>
        <draw:line draw:style-name="gr4" draw:text-style-name="P3" draw:layer="layout" svg:x1="24.299cm" svg:y1="10.408cm" svg:x2="25.901cm" svg:y2="10.408cm">
          <text:p/>
        </draw:line>
        <draw:line draw:style-name="gr4" draw:text-style-name="P3" draw:layer="layout" svg:x1="25.901cm" svg:y1="8.81cm" svg:x2="27.499cm" svg:y2="8.81cm">
          <text:p/>
        </draw:line>
        <draw:line draw:style-name="gr4" draw:text-style-name="P3" draw:layer="layout" svg:x1="25.901cm" svg:y1="10.408cm" svg:x2="27.499cm" svg:y2="10.408cm">
          <text:p/>
        </draw:line>
        <draw:line draw:style-name="gr4" draw:text-style-name="P3" draw:layer="layout" svg:x1="21.103cm" svg:y1="10.408cm" svg:x2="27.499cm" svg:y2="10.408cm">
          <text:p/>
        </draw:line>
        <draw:line draw:style-name="gr4" draw:text-style-name="P3" draw:layer="layout" svg:x1="5.186cm" svg:y1="4.139cm" svg:x2="5.186cm" svg:y2="7.339cm">
          <text:p/>
        </draw:line>
        <draw:line draw:style-name="gr4" draw:text-style-name="P3" draw:layer="layout" svg:x1="6.784cm" svg:y1="4.139cm" svg:x2="6.784cm" svg:y2="7.339cm">
          <text:p/>
        </draw:line>
        <draw:line draw:style-name="gr5" draw:text-style-name="P3" draw:layer="layout" svg:x1="8.382cm" svg:y1="4.139cm" svg:x2="8.382cm" svg:y2="7.339cm">
          <text:p/>
        </draw:line>
        <draw:line draw:style-name="gr4" draw:text-style-name="P3" draw:layer="layout" svg:x1="12.759cm" svg:y1="4.274cm" svg:x2="12.759cm" svg:y2="9.072cm">
          <text:p/>
        </draw:line>
        <draw:line draw:style-name="gr4" draw:text-style-name="P3" draw:layer="layout" svg:x1="14.358cm" svg:y1="4.274cm" svg:x2="14.358cm" svg:y2="9.072cm">
          <text:p/>
        </draw:line>
        <draw:line draw:style-name="gr4" draw:text-style-name="P3" draw:layer="layout" svg:x1="15.956cm" svg:y1="4.274cm" svg:x2="15.956cm" svg:y2="9.072cm">
          <text:p/>
        </draw:line>
        <draw:line draw:style-name="gr4" draw:text-style-name="P3" draw:layer="layout" svg:x1="17.557cm" svg:y1="4.274cm" svg:x2="17.557cm" svg:y2="9.072cm">
          <text:p/>
        </draw:line>
        <draw:line draw:style-name="gr4" draw:text-style-name="P3" draw:layer="layout" svg:x1="21.103cm" svg:y1="4.012cm" svg:x2="21.103cm" svg:y2="10.408cm">
          <text:p/>
        </draw:line>
        <draw:line draw:style-name="gr4" draw:text-style-name="P3" draw:layer="layout" svg:x1="22.701cm" svg:y1="4.012cm" svg:x2="22.701cm" svg:y2="10.408cm">
          <text:p/>
        </draw:line>
        <draw:line draw:style-name="gr4" draw:text-style-name="P3" draw:layer="layout" svg:x1="24.303cm" svg:y1="4.012cm" svg:x2="24.303cm" svg:y2="10.408cm">
          <text:p/>
        </draw:line>
        <draw:line draw:style-name="gr4" draw:text-style-name="P3" draw:layer="layout" svg:x1="25.901cm" svg:y1="4.012cm" svg:x2="25.901cm" svg:y2="5.614cm">
          <text:p/>
        </draw:line>
        <draw:line draw:style-name="gr4" draw:text-style-name="P3" draw:layer="layout" svg:x1="27.499cm" svg:y1="4.012cm" svg:x2="27.499cm" svg:y2="5.614cm">
          <text:p/>
        </draw:line>
        <draw:line draw:style-name="gr4" draw:text-style-name="P3" draw:layer="layout" svg:x1="25.901cm" svg:y1="5.61cm" svg:x2="25.901cm" svg:y2="7.212cm">
          <text:p/>
        </draw:line>
        <draw:line draw:style-name="gr4" draw:text-style-name="P3" draw:layer="layout" svg:x1="27.499cm" svg:y1="5.61cm" svg:x2="27.499cm" svg:y2="7.212cm">
          <text:p/>
        </draw:line>
        <draw:line draw:style-name="gr4" draw:text-style-name="P3" draw:layer="layout" svg:x1="25.901cm" svg:y1="7.208cm" svg:x2="25.901cm" svg:y2="8.81cm">
          <text:p/>
        </draw:line>
        <draw:line draw:style-name="gr4" draw:text-style-name="P3" draw:layer="layout" svg:x1="27.499cm" svg:y1="7.208cm" svg:x2="27.499cm" svg:y2="8.81cm">
          <text:p/>
        </draw:line>
        <draw:line draw:style-name="gr4" draw:text-style-name="P3" draw:layer="layout" svg:x1="25.901cm" svg:y1="8.806cm" svg:x2="25.901cm" svg:y2="10.408cm">
          <text:p/>
        </draw:line>
        <draw:line draw:style-name="gr4" draw:text-style-name="P3" draw:layer="layout" svg:x1="27.499cm" svg:y1="8.806cm" svg:x2="27.499cm" svg:y2="10.408cm">
          <text:p/>
        </draw:line>
        <draw:line draw:style-name="gr4" draw:text-style-name="P3" draw:layer="layout" svg:x1="27.499cm" svg:y1="4.012cm" svg:x2="27.499cm" svg:y2="10.408cm">
          <text:p/>
        </draw:line>
        <draw:frame draw:style-name="gr6" draw:text-style-name="P5" draw:layer="layout" svg:width="1.111cm" svg:height="0.462cm" svg:x="23.319cm" svg:y="25.496cm">
          <draw:text-box>
            <text:p text:style-name="P4"><text:span text:style-name="T1">Page 1</text:span></text:p>
          </draw:text-box>
        </draw:frame>
        <draw:frame draw:style-name="gr7" draw:text-style-name="P6" draw:layer="layout" svg:width="3.355cm" svg:height="0.568cm" svg:x="5.222cm" svg:y="2.762cm">
          <draw:text-box>
            <text:p text:style-name="P4"><text:span text:style-name="T2">Pr</text:span><text:span text:style-name="T2">ed</text:span><text:span text:style-name="T2">ict</text:span><text:span text:style-name="T2">ed </text:span><text:span text:style-name="T2">va</text:span><text:span text:style-name="T2">lu</text:span><text:span text:style-name="T2">e</text:span></text:p>
          </draw:text-box>
        </draw:frame>
        <draw:frame draw:style-name="gr7" draw:text-style-name="P6" draw:layer="layout" svg:width="3.355cm" svg:height="0.568cm" svg:x="13.593cm" svg:y="2.897cm">
          <draw:text-box>
            <text:p text:style-name="P4"><text:span text:style-name="T2">Predicted value</text:span></text:p>
          </draw:text-box>
        </draw:frame>
        <draw:frame draw:style-name="gr7" draw:text-style-name="P6" draw:layer="layout" svg:width="3.355cm" svg:height="0.568cm" svg:x="22.737cm" svg:y="2.635cm">
          <draw:text-box>
            <text:p text:style-name="P4"><text:span text:style-name="T2">P</text:span><text:span text:style-name="T2">r</text:span><text:span text:style-name="T2">e</text:span><text:span text:style-name="T2">d</text:span><text:span text:style-name="T2">i</text:span><text:span text:style-name="T2">c</text:span><text:span text:style-name="T2">t</text:span><text:span text:style-name="T2">e</text:span><text:span text:style-name="T2">d </text:span><text:span text:style-name="T2">v</text:span><text:span text:style-name="T2">a</text:span><text:span text:style-name="T2">l</text:span><text:span text:style-name="T2">u</text:span><text:span text:style-name="T2">e</text:span></text:p>
          </draw:text-box>
        </draw:frame>
        <draw:frame draw:style-name="gr8" draw:text-style-name="P5" draw:layer="layout" svg:width="1.505cm" svg:height="0.462cm" svg:x="5.246cm" svg:y="3.563cm">
          <draw:text-box>
            <text:p text:style-name="P4"><text:span text:style-name="T1">Irre</text:span><text:span text:style-name="T1">lev</text:span><text:span text:style-name="T1">ant</text:span></text:p>
          </draw:text-box>
        </draw:frame>
        <draw:frame draw:style-name="gr9" draw:text-style-name="P5" draw:layer="layout" svg:width="1.386cm" svg:height="0.462cm" svg:x="6.887cm" svg:y="3.563cm">
          <draw:text-box>
            <text:p text:style-name="P4"><text:span text:style-name="T1">Rel</text:span><text:span text:style-name="T1">eva</text:span><text:span text:style-name="T1">nt</text:span></text:p>
          </draw:text-box>
        </draw:frame>
        <draw:frame draw:style-name="gr10" draw:text-style-name="P5" draw:layer="layout" svg:width="1.23cm" svg:height="0.462cm" svg:x="12.94cm" svg:y="3.698cm">
          <draw:text-box>
            <text:p text:style-name="P4"><text:span text:style-name="T1">Pos</text:span><text:span text:style-name="T1">itiv</text:span><text:span text:style-name="T1">e</text:span></text:p>
          </draw:text-box>
        </draw:frame>
        <draw:frame draw:style-name="gr11" draw:text-style-name="P5" draw:layer="layout" svg:width="1.162cm" svg:height="0.462cm" svg:x="14.587cm" svg:y="3.698cm">
          <draw:text-box>
            <text:p text:style-name="P4"><text:span text:style-name="T1">Neu</text:span><text:span text:style-name="T1">tral</text:span></text:p>
          </draw:text-box>
        </draw:frame>
        <draw:frame draw:style-name="gr9" draw:text-style-name="P5" draw:layer="layout" svg:width="1.386cm" svg:height="0.462cm" svg:x="16.058cm" svg:y="3.698cm">
          <draw:text-box>
            <text:p text:style-name="P4"><text:span text:style-name="T1">Negativ</text:span><text:span text:style-name="T1">e</text:span></text:p>
          </draw:text-box>
        </draw:frame>
        <draw:frame draw:style-name="gr8" draw:text-style-name="P5" draw:layer="layout" svg:width="1.505cm" svg:height="0.462cm" svg:x="21.167cm" svg:y="3.436cm">
          <draw:text-box>
            <text:p text:style-name="P4"><text:span text:style-name="T1">Irrelevant</text:span></text:p>
          </draw:text-box>
        </draw:frame>
        <draw:frame draw:style-name="gr10" draw:text-style-name="P5" draw:layer="layout" svg:width="1.23cm" svg:height="0.462cm" svg:x="22.885cm" svg:y="3.436cm">
          <draw:text-box>
            <text:p text:style-name="P4"><text:span text:style-name="T1">Pos</text:span><text:span text:style-name="T1">itiv</text:span><text:span text:style-name="T1">e</text:span></text:p>
          </draw:text-box>
        </draw:frame>
        <draw:frame draw:style-name="gr11" draw:text-style-name="P5" draw:layer="layout" svg:width="1.162cm" svg:height="0.462cm" svg:x="24.533cm" svg:y="3.436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26cm" svg:y="3.436cm">
          <draw:text-box>
            <text:p text:style-name="P4"><text:span text:style-name="T1">Negative</text:span></text:p>
          </draw:text-box>
        </draw:frame>
        <draw:frame draw:style-name="gr12" draw:text-style-name="P6" draw:layer="layout" svg:width="2.707cm" svg:height="0.568cm" draw:transform="rotate (1.5707963267949) translate (3.808cm 6.987cm)">
          <draw:text-box>
            <text:p text:style-name="P4"><text:span text:style-name="T2">Actual value</text:span></text:p>
          </draw:text-box>
        </draw:frame>
        <draw:frame draw:style-name="gr8" draw:text-style-name="P5" draw:layer="layout" svg:width="1.505cm" svg:height="0.462cm" draw:transform="rotate (1.5707963267949) translate (4.609cm 5.678cm)">
          <draw:text-box>
            <text:p text:style-name="P4"><text:span text:style-name="T1">Irrelevant</text:span></text:p>
          </draw:text-box>
        </draw:frame>
        <draw:frame draw:style-name="gr13" draw:text-style-name="P7" draw:layer="layout" svg:width="0.629cm" svg:height="0.738cm" svg:x="5.67cm" svg:y="4.624cm">
          <draw:text-box>
            <text:p text:style-name="P4"><text:span text:style-name="T3">10</text:span></text:p>
          </draw:text-box>
        </draw:frame>
        <draw:frame draw:style-name="gr13" draw:text-style-name="P7" draw:layer="layout" svg:width="0.629cm" svg:height="0.738cm" svg:x="7.271cm" svg:y="4.624cm">
          <draw:text-box>
            <text:p text:style-name="P4"><text:span text:style-name="T3">50</text:span></text:p>
          </draw:text-box>
        </draw:frame>
        <draw:frame draw:style-name="gr12" draw:text-style-name="P6" draw:layer="layout" svg:width="2.707cm" svg:height="0.568cm" draw:transform="rotate (1.5707963267949) translate (11.382cm 7.919cm)">
          <draw:text-box>
            <text:p text:style-name="P4"><text:span text:style-name="T2">Actual value</text:span></text:p>
          </draw:text-box>
        </draw:frame>
        <draw:frame draw:style-name="gr10" draw:text-style-name="P5" draw:layer="layout" svg:width="1.23cm" svg:height="0.462cm" draw:transform="rotate (1.5707963267949) translate (12.183cm 5.693cm)">
          <draw:text-box>
            <text:p text:style-name="P4"><text:span text:style-name="T1">Positive</text:span></text:p>
          </draw:text-box>
        </draw:frame>
        <draw:frame draw:style-name="gr14" draw:text-style-name="P7" draw:layer="layout" svg:width="0.942cm" svg:height="0.738cm" svg:x="13.088cm" svg:y="4.759cm">
          <draw:text-box>
            <text:p text:style-name="P4"><text:span text:style-name="T3">190</text:span></text:p>
          </draw:text-box>
        </draw:frame>
        <draw:frame draw:style-name="gr13" draw:text-style-name="P7" draw:layer="layout" svg:width="0.629cm" svg:height="0.738cm" svg:x="14.845cm" svg:y="4.759cm">
          <draw:text-box>
            <text:p text:style-name="P4"><text:span text:style-name="T3">40</text:span></text:p>
          </draw:text-box>
        </draw:frame>
        <draw:frame draw:style-name="gr13" draw:text-style-name="P7" draw:layer="layout" svg:width="0.629cm" svg:height="0.738cm" svg:x="16.451cm" svg:y="4.801cm">
          <draw:text-box>
            <text:p text:style-name="P4"><text:span text:style-name="T3">10</text:span></text:p>
          </draw:text-box>
        </draw:frame>
        <draw:frame draw:style-name="gr12" draw:text-style-name="P6" draw:layer="layout" svg:width="2.707cm" svg:height="0.568cm" draw:transform="rotate (1.5707963267949) translate (19.726cm 8.458cm)">
          <draw:text-box>
            <text:p text:style-name="P4"><text:span text:style-name="T2">Actual value</text:span></text:p>
          </draw:text-box>
        </draw:frame>
        <draw:frame draw:style-name="gr8" draw:text-style-name="P5" draw:layer="layout" svg:width="1.505cm" svg:height="0.462cm" draw:transform="rotate (1.5707963267949) translate (20.527cm 5.551cm)">
          <draw:text-box>
            <text:p text:style-name="P4"><text:span text:style-name="T1">Irrelevant</text:span></text:p>
          </draw:text-box>
        </draw:frame>
        <draw:frame draw:style-name="gr13" draw:text-style-name="P7" draw:layer="layout" svg:width="0.629cm" svg:height="0.738cm" svg:x="21.591cm" svg:y="4.497cm">
          <draw:text-box>
            <text:p text:style-name="P4"><text:span text:style-name="T3">34</text:span></text:p>
          </draw:text-box>
        </draw:frame>
        <draw:frame draw:style-name="gr13" draw:text-style-name="P7" draw:layer="layout" svg:width="0.629cm" svg:height="0.738cm" svg:x="23.189cm" svg:y="4.497cm">
          <draw:text-box>
            <text:p text:style-name="P4"><text:span text:style-name="T3">50</text:span></text:p>
          </draw:text-box>
        </draw:frame>
        <draw:frame draw:style-name="gr13" draw:text-style-name="P7" draw:layer="layout" svg:width="0.629cm" svg:height="0.738cm" svg:x="24.787cm" svg:y="4.497cm">
          <draw:text-box>
            <text:p text:style-name="P4"><text:span text:style-name="T3">45</text:span></text:p>
          </draw:text-box>
        </draw:frame>
        <draw:frame draw:style-name="gr15" draw:text-style-name="P7" draw:layer="layout" svg:width="0.563cm" svg:height="0.738cm" svg:x="26.544cm" svg:y="4.497cm">
          <draw:text-box>
            <text:p text:style-name="P4"><text:span text:style-name="T3">1</text:span></text:p>
          </draw:text-box>
        </draw:frame>
        <draw:frame draw:style-name="gr9" draw:text-style-name="P5" draw:layer="layout" svg:width="1.386cm" svg:height="0.462cm" draw:transform="rotate (1.5707963267949) translate (4.609cm 7.237cm)">
          <draw:text-box>
            <text:p text:style-name="P4"><text:span text:style-name="T1">Relevant</text:span></text:p>
          </draw:text-box>
        </draw:frame>
        <draw:frame draw:style-name="gr15" draw:text-style-name="P7" draw:layer="layout" svg:width="0.563cm" svg:height="0.738cm" svg:x="5.828cm" svg:y="6.225cm">
          <draw:text-box>
            <text:p text:style-name="P4"><text:span text:style-name="T3">2</text:span></text:p>
          </draw:text-box>
        </draw:frame>
        <draw:frame draw:style-name="gr13" draw:text-style-name="P7" draw:layer="layout" svg:width="0.629cm" svg:height="0.738cm" svg:x="7.271cm" svg:y="6.225cm">
          <draw:text-box>
            <text:p text:style-name="P4"><text:span text:style-name="T3">23</text:span></text:p>
          </draw:text-box>
        </draw:frame>
        <draw:frame draw:style-name="gr11" draw:text-style-name="P5" draw:layer="layout" svg:width="1.162cm" svg:height="0.462cm" draw:transform="rotate (1.5707963267949) translate (12.183cm 7.245cm)">
          <draw:text-box>
            <text:p text:style-name="P4"><text:span text:style-name="T1">Neutral</text:span></text:p>
          </draw:text-box>
        </draw:frame>
        <draw:frame draw:style-name="gr13" draw:text-style-name="P7" draw:layer="layout" svg:width="0.629cm" svg:height="0.738cm" svg:x="13.243cm" svg:y="6.36cm">
          <draw:text-box>
            <text:p text:style-name="P4"><text:span text:style-name="T3">20</text:span></text:p>
          </draw:text-box>
        </draw:frame>
        <draw:frame draw:style-name="gr16" draw:text-style-name="P7" draw:layer="layout" svg:width="0.942cm" svg:height="0.738cm" svg:x="14.686cm" svg:y="6.36cm">
          <draw:text-box>
            <text:p text:style-name="P4"><text:span text:style-name="T3">187</text:span></text:p>
          </draw:text-box>
        </draw:frame>
        <draw:frame draw:style-name="gr17" draw:text-style-name="P7" draw:layer="layout" svg:width="0.629cm" svg:height="0.738cm" svg:x="16.443cm" svg:y="6.36cm">
          <draw:text-box>
            <text:p text:style-name="P4"><text:span text:style-name="T3">33</text:span></text:p>
          </draw:text-box>
        </draw:frame>
        <draw:frame draw:style-name="gr10" draw:text-style-name="P5" draw:layer="layout" svg:width="1.23cm" svg:height="0.462cm" draw:transform="rotate (1.5707963267949) translate (20.527cm 7.029cm)">
          <draw:text-box>
            <text:p text:style-name="P4"><text:span text:style-name="T1">Positive</text:span></text:p>
          </draw:text-box>
        </draw:frame>
        <draw:frame draw:style-name="gr15" draw:text-style-name="P7" draw:layer="layout" svg:width="0.563cm" svg:height="0.738cm" svg:x="21.746cm" svg:y="6.098cm">
          <draw:text-box>
            <text:p text:style-name="P4"><text:span text:style-name="T3">2</text:span></text:p>
          </draw:text-box>
        </draw:frame>
        <draw:frame draw:style-name="gr13" draw:text-style-name="P7" draw:layer="layout" svg:width="0.629cm" svg:height="0.738cm" svg:x="23.189cm" svg:y="6.098cm">
          <draw:text-box>
            <text:p text:style-name="P4"><text:span text:style-name="T3">23</text:span></text:p>
          </draw:text-box>
        </draw:frame>
        <draw:frame draw:style-name="gr15" draw:text-style-name="P7" draw:layer="layout" svg:width="0.563cm" svg:height="0.738cm" svg:x="24.946cm" svg:y="6.098cm">
          <draw:text-box>
            <text:p text:style-name="P4"><text:span text:style-name="T3">1</text:span></text:p>
          </draw:text-box>
        </draw:frame>
        <draw:frame draw:style-name="gr13" draw:text-style-name="P7" draw:layer="layout" svg:width="0.629cm" svg:height="0.738cm" svg:x="26.388cm" svg:y="6.098cm">
          <draw:text-box>
            <text:p text:style-name="P4"><text:span text:style-name="T3">23</text:span></text:p>
          </draw:text-box>
        </draw:frame>
        <draw:frame draw:style-name="gr9" draw:text-style-name="P5" draw:layer="layout" svg:width="1.386cm" svg:height="0.462cm" draw:transform="rotate (1.5707963267949) translate (12.183cm 8.97cm)">
          <draw:text-box>
            <text:p text:style-name="P4"><text:span text:style-name="T1">Negative</text:span></text:p>
          </draw:text-box>
        </draw:frame>
        <draw:frame draw:style-name="gr13" draw:text-style-name="P7" draw:layer="layout" svg:width="0.629cm" svg:height="0.738cm" svg:x="13.243cm" svg:y="7.958cm">
          <draw:text-box>
            <text:p text:style-name="P4"><text:span text:style-name="T3">18</text:span></text:p>
          </draw:text-box>
        </draw:frame>
        <draw:frame draw:style-name="gr13" draw:text-style-name="P7" draw:layer="layout" svg:width="0.629cm" svg:height="0.738cm" svg:x="14.845cm" svg:y="7.958cm">
          <draw:text-box>
            <text:p text:style-name="P4"><text:span text:style-name="T3">58</text:span></text:p>
          </draw:text-box>
        </draw:frame>
        <draw:frame draw:style-name="gr11" draw:text-style-name="P5" draw:layer="layout" svg:width="1.162cm" svg:height="0.462cm" draw:transform="rotate (1.5707963267949) translate (20.527cm 8.581cm)">
          <draw:text-box>
            <text:p text:style-name="P4"><text:span text:style-name="T1">Neutral</text:span></text:p>
          </draw:text-box>
        </draw:frame>
        <draw:frame draw:style-name="gr15" draw:text-style-name="P7" draw:layer="layout" svg:width="0.563cm" svg:height="0.738cm" svg:x="21.746cm" svg:y="7.696cm">
          <draw:text-box>
            <text:p text:style-name="P4"><text:span text:style-name="T3">4</text:span></text:p>
          </draw:text-box>
        </draw:frame>
        <draw:frame draw:style-name="gr13" draw:text-style-name="P7" draw:layer="layout" svg:width="0.629cm" svg:height="0.738cm" svg:x="23.189cm" svg:y="7.696cm">
          <draw:text-box>
            <text:p text:style-name="P4"><text:span text:style-name="T3">53</text:span></text:p>
          </draw:text-box>
        </draw:frame>
        <draw:frame draw:style-name="gr13" draw:text-style-name="P7" draw:layer="layout" svg:width="0.629cm" svg:height="0.738cm" svg:x="24.787cm" svg:y="7.696cm">
          <draw:text-box>
            <text:p text:style-name="P4"><text:span text:style-name="T3">32</text:span></text:p>
          </draw:text-box>
        </draw:frame>
        <draw:frame draw:style-name="gr15" draw:text-style-name="P7" draw:layer="layout" svg:width="0.563cm" svg:height="0.738cm" svg:x="26.544cm" svg:y="7.696cm">
          <draw:text-box>
            <text:p text:style-name="P4"><text:span text:style-name="T3">5</text:span></text:p>
          </draw:text-box>
        </draw:frame>
        <draw:frame draw:style-name="gr9" draw:text-style-name="P5" draw:layer="layout" svg:width="1.386cm" svg:height="0.462cm" draw:transform="rotate (1.5707963267949) translate (20.527cm 10.31cm)">
          <draw:text-box>
            <text:p text:style-name="P4"><text:span text:style-name="T1">Negative</text:span></text:p>
          </draw:text-box>
        </draw:frame>
        <draw:frame draw:style-name="gr15" draw:text-style-name="P7" draw:layer="layout" svg:width="0.563cm" svg:height="0.738cm" svg:x="21.746cm" svg:y="9.294cm">
          <draw:text-box>
            <text:p text:style-name="P4"><text:span text:style-name="T3">3</text:span></text:p>
          </draw:text-box>
        </draw:frame>
        <draw:frame draw:style-name="gr15" draw:text-style-name="P7" draw:layer="layout" svg:width="0.563cm" svg:height="0.738cm" svg:x="23.347cm" svg:y="9.294cm">
          <draw:text-box>
            <text:p text:style-name="P4"><text:span text:style-name="T3">6</text:span></text:p>
          </draw:text-box>
        </draw:frame>
        <draw:frame draw:style-name="gr13" draw:text-style-name="P7" draw:layer="layout" svg:width="0.629cm" svg:height="0.738cm" svg:x="24.787cm" svg:y="9.294cm">
          <draw:text-box>
            <text:p text:style-name="P4"><text:span text:style-name="T3">45</text:span></text:p>
          </draw:text-box>
        </draw:frame>
        <draw:frame draw:style-name="gr15" draw:text-style-name="P7" draw:layer="layout" svg:width="0.563cm" svg:height="0.738cm" svg:x="26.544cm" svg:y="9.294cm">
          <draw:text-box>
            <text:p text:style-name="P4"><text:span text:style-name="T3">3</text:span></text:p>
          </draw:text-box>
        </draw:frame>
        <draw:frame draw:style-name="gr16" draw:text-style-name="P7" draw:layer="layout" svg:width="0.942cm" svg:height="0.738cm" svg:x="16.324cm" svg:y="7.942cm">
          <draw:text-box>
            <text:p text:style-name="P4"><text:span text:style-name="T3">18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Concrete" svg:font-family="'CMU Concrete'" style:font-pitch="variable"/>
    <style:font-face style:name="CMU Bright" svg:font-family="'CMU Bright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0T17:50:47.744021651</dc:date>
    <meta:editing-duration>PT21M30S</meta:editing-duration>
    <meta:editing-cycles>10</meta:editing-cycles>
    <meta:generator>LibreOffice/6.0.7.3$Linux_X86_64 LibreOffice_project/00m0$Build-3</meta:generator>
    <meta:document-statistic meta:object-count="113"/>
  </office:meta>
</office:document-meta>
</file>